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2155e" loext:opacity="100%" style:font-name="Arial" fo:letter-spacing="normal" fo:font-style="normal" fo:font-weight="normal"/>
    </style:style>
    <style:style style:name="P2" style:family="paragraph" style:parent-style-name="Heading_20_3">
      <style:paragraph-properties fo:margin-left="0in" fo:margin-right="0in" fo:margin-top="0in" fo:margin-bottom="0.1965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2155e" loext:opacity="100%" style:font-name="Arial" fo:letter-spacing="normal" fo:font-style="normal" fo:font-weight="normal"/>
    </style:style>
    <style:style style:name="P3" style:family="paragraph" style:parent-style-name="Heading_20_3">
      <style:text-properties fo:font-variant="normal" fo:text-transform="none" fo:color="#02155e" loext:opacity="100%" style:font-name="Arial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/>
      <style:text-properties fo:font-variant="normal" fo:text-transform="none" fo:color="#3a3a3a" loext:opacity="100%" style:font-name="Roboto" fo:font-size="9.60000038146973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.1965in" style:contextual-spacing="false" fo:text-align="start" style:justify-single-word="false" fo:orphans="2" fo:widows="2"/>
      <style:text-properties fo:font-variant="normal" fo:text-transform="none" fo:color="#3a3a3a" loext:opacity="100%" style:font-name="Roboto" fo:font-size="9.60000038146973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/>
      <style:text-properties fo:font-variant="normal" fo:text-transform="none" fo:color="#3a3a3a" loext:opacity="100%" style:font-name="Roboto" fo:font-size="9.60000038146973pt" fo:letter-spacing="normal" fo:font-style="normal" fo:font-weight="normal"/>
    </style:style>
    <style:style style:name="P7" style:family="paragraph" style:parent-style-name="Text_20_body" style:list-style-name="L2">
      <style:paragraph-properties fo:margin-top="0in" fo:margin-bottom="0.1965in" style:contextual-spacing="false" fo:text-align="start" style:justify-single-word="false" fo:orphans="2" fo:widows="2"/>
      <style:text-properties fo:font-variant="normal" fo:text-transform="none" fo:color="#3a3a3a" loext:opacity="100%" style:font-name="Roboto" fo:font-size="9.60000038146973pt" fo:letter-spacing="normal" fo:font-style="normal" fo:font-weight="normal"/>
    </style:style>
    <style:style style:name="P8" style:family="paragraph" style:parent-style-name="Text_20_body" style:list-style-name="L3">
      <style:paragraph-properties fo:margin-top="0in" fo:margin-bottom="0in" style:contextual-spacing="false" fo:text-align="start" style:justify-single-word="false" fo:orphans="2" fo:widows="2"/>
      <style:text-properties fo:font-variant="normal" fo:text-transform="none" fo:color="#3a3a3a" loext:opacity="100%" style:font-name="Roboto" fo:font-size="9.60000038146973pt" fo:letter-spacing="normal" fo:font-style="normal" fo:font-weight="normal"/>
    </style:style>
    <style:style style:name="P9" style:family="paragraph" style:parent-style-name="Text_20_body" style:list-style-name="L3">
      <style:paragraph-properties fo:margin-top="0in" fo:margin-bottom="0.1965in" style:contextual-spacing="false" fo:text-align="start" style:justify-single-word="false" fo:orphans="2" fo:widows="2"/>
      <style:text-properties fo:font-variant="normal" fo:text-transform="none" fo:color="#3a3a3a" loext:opacity="100%" style:font-name="Roboto" fo:font-size="9.60000038146973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083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083in"/>
      </text:list-level-style-number>
      <text:list-level-style-number text:level="2" text:style-name="Numbering_20_Symbols" loext:num-list-format="%2%." style:num-suffix="." style:num-format="a">
        <style:list-level-properties text:space-before="0.4165in"/>
      </text:list-level-style-number>
      <text:list-level-style-number text:level="3" text:style-name="Numbering_20_Symbols" loext:num-list-format="%3%." style:num-suffix="." style:num-format="a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a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a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a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a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a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a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a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4165in"/>
      </text:list-level-style-bullet>
      <text:list-level-style-bullet text:level="3" text:style-name="Bullet_20_Symbols" loext:num-list-format="%3%." style:num-suffix="." text:bullet-char="">
        <style:list-level-properties text:space-before="0.6252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47294103698_42"/>Rock, Paper, Scissors</text:h>
      <text:p text:style-name="P4">In this lab, you will write a program that plays the game Rock, Paper, Scissors.</text:p>
      <text:p text:style-name="P4">Your Task List:</text:p>
      <text:list xml:id="list3377666232" text:style-name="L1">
        <text:list-item>
          <text:p text:style-name="P5">Create a flowchart.</text:p>
        </text:list-item>
        <text:list-item>
          <text:p text:style-name="P5">Show your flowchart to your instructor.</text:p>
        </text:list-item>
        <text:list-item>
          <text:p text:style-name="P5">After receiving approval for your flowchart, begin writing code.</text:p>
        </text:list-item>
      </text:list>
      <text:h text:style-name="P2" text:outline-level="3">Rules</text:h>
      <text:p text:style-name="P4">The rules of the game are as follows:</text:p>
      <text:list xml:id="list2590516435" text:style-name="L2">
        <text:list-item>
          <text:p text:style-name="P7">Each player chooses Rock, Paper, or Scissors.</text:p>
        </text:list-item>
        <text:list-item>
          <text:p text:style-name="P7">If both players choose the same thing, the round is a tie.</text:p>
        </text:list-item>
        <text:list-item>
          <text:p text:style-name="P7">Otherwise:</text:p>
          <text:list>
            <text:list-item>
              <text:p text:style-name="P6">Paper wraps Rock to win</text:p>
            </text:list-item>
            <text:list-item>
              <text:p text:style-name="P6">Scissors cut Paper to win</text:p>
            </text:list-item>
            <text:list-item>
              <text:p text:style-name="P6">Rock breaks Scissors to win</text:p>
            </text:list-item>
          </text:list>
        </text:list-item>
      </text:list>
      <text:h text:style-name="P3" text:outline-level="3">Requirements</text:h>
      <text:p text:style-name="P4">This program will be a Java Console Application called RockPaperScissors.</text:p>
      <text:list xml:id="list1923067722" text:style-name="L3">
        <text:list-item>
          <text:p text:style-name="P9"><text:bookmark text:name="yui_3_17_2_1_1647294103698_53"/><text:bookmark text:name="yui_3_17_2_1_1647294103698_52"/>The program first asks the user how many rounds he/she wants to play.</text:p>
          <text:list>
            <text:list-item>
              <text:p text:style-name="P8">Maximum number of rounds = 10, minimum number of rounds = 1.  If the user asks for something outside this range, the program prints an error message and quits.</text:p>
            </text:list-item>
            <text:list-item>
              <text:p text:style-name="P8">If the number of rounds is in range, the program plays that number of rounds.  Each round is played according to the requirements below.</text:p>
            </text:list-item>
          </text:list>
        </text:list-item>
        <text:list-item>
          <text:p text:style-name="P9">For each round of Rock, Paper, Scissors, the program does the following:</text:p>
          <text:list>
            <text:list-item>
              <text:p text:style-name="P8">The computer asks the user for his/her choice (Rock, Paper, or Scissors).</text:p>
              <text:list>
                <text:list-item>
                  <text:p text:style-name="P8">Hint: 1 = Rock, 2 = Paper, 3 = Scissors</text:p>
                </text:list-item>
              </text:list>
            </text:list-item>
            <text:list-item>
              <text:p text:style-name="P8">After the computer asks for the user’s input, the computer randomly chooses Rock, Paper, or Scissors and displays the result of the round (tie, user win, or computer win).</text:p>
              <text:list>
                <text:list-item>
                  <text:p text:style-name="P8">Hint: use the Random class.</text:p>
                </text:list-item>
              </text:list>
            </text:list-item>
          </text:list>
        </text:list-item>
        <text:list-item>
          <text:p text:style-name="P9">The program must keep track of how many rounds are ties, user wins, or computer wins.</text:p>
          <text:list>
            <text:list-item>
              <text:p text:style-name="P8">Hint: Create three variables to keep track of these items and update them correctly after each round.</text:p>
            </text:list-item>
          </text:list>
        </text:list-item>
        <text:list-item>
          <text:p text:style-name="P9">The program must print out the number of ties, user wins, and computer wins and declare the overall winner based on who won more rounds.</text:p>
        </text:list-item>
        <text:list-item>
          <text:p text:style-name="P9">After all rounds have been played and the winner declared, the program must ask the user if he/she wants to play again.</text:p>
          <text:list>
            <text:list-item>
              <text:p text:style-name="P8"><text:soft-page-break/>If the user says No, the program prints out a message saying, “Thanks for playing!” and then exits.</text:p>
            </text:list-item>
            <text:list-item>
              <text:p text:style-name="P8">If the user says Yes, the program starts over, asking the user how many rounds he/she would like to play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4T16:59:00.397000000</dc:date>
    <meta:editing-duration>PT1M22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30" meta:word-count="369" meta:character-count="1976" meta:non-whitespace-character-count="1658"/>
  </office:meta>
</office:document-meta>
</file>